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Segoe UI" style:font-name-complex="Segoe UI" fo:color="#000000" fo:font-size="14.5pt" style:font-size-asian="14.5pt" style:font-size-complex="14.5pt" fo:background-color="#FFFFFF"/>
    </style:style>
    <style:style style:name="T2" style:parent-style-name="Policepardéfaut" style:family="text">
      <style:text-properties style:font-name="Segoe UI" style:font-name-complex="Segoe UI" fo:color="#000000" fo:font-size="14.5pt" style:font-size-asian="14.5pt" style:font-size-complex="14.5pt" fo:background-color="#FFFFFF"/>
    </style:style>
  </office:automatic-styles>
  <office:body>
    <office:text text:use-soft-page-breaks="true">
      <text:p text:style-name="P1">Dans ce projet, nous allons détecter et classer les voitures<text:s/>sur la route, et compter le nombre de véhicules circulant sur une route. Et les données seront stockées pour analyser différents véhicules qui circulent sur la route.</text:p>
      <text:p text:style-name="Normal"><text:span text:style-name="T2">Nous allons créer deux programmes pour réaliser ce projet. Le premier sera le tracker pour la détection de véhicules en utilisant OpenCV qui garde une trace de chaque véhicule détecté sur la route et le 2ème sera le programme de détection principa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sashua bowe</meta:initial-creator>
    <dc:creator>tsashua bowe</dc:creator>
    <meta:creation-date>2022-07-17T16:45:00Z</meta:creation-date>
    <dc:date>2022-07-19T00:01:00Z</dc:date>
    <meta:template xlink:href="Normal" xlink:type="simple"/>
    <meta:editing-cycles>1</meta:editing-cycles>
    <meta:editing-duration>PT0S</meta:editing-duration>
    <meta:document-statistic meta:page-count="1" meta:paragraph-count="1" meta:word-count="73" meta:character-count="477" meta:row-count="3" meta:non-whitespace-character-count="405"/>
  </office:meta>
</office:document-meta>
</file>